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 le <text:s/>27 / 09 / 14 Réunions global :</text:p>
      <text:p text:style-name="P1"/>
      <text:p text:style-name="P1">Le brainstroming de lieux !</text:p>
      <text:p text:style-name="P1"/>
      <text:p text:style-name="P1">Gare abandonner steampunk lieux sombre → civilisation avant steampunk </text:p>
      <text:p text:style-name="P1">Possibilité de civilisation opossez</text:p>
      <text:p text:style-name="P1"/>
      <text:p text:style-name="P1">Ville a l'envers et flottante direction terre modificateur gravitionnelle de vaiseau qui modifie le changement de la ville. </text:p>
      <text:p text:style-name="P1"/>
      <text:p text:style-name="P1">les décombres de vaiseaux → alien 1 ?</text:p>
      <text:p text:style-name="P1"/>
      <text:p text:style-name="P1">Bibliothèque cascade envor tout et qui emmène vers </text:p>
      <text:p text:style-name="P1"/>
      <text:p text:style-name="P1">désert de sable </text:p>
      <text:p text:style-name="P1"/>
      <text:p text:style-name="P1">ville de gateaux :)</text:p>
      <text:p text:style-name="P1"/>
      <text:p text:style-name="P1"><text:s/>manoir qui fait peur :O</text:p>
      <text:p text:style-name="P1"/>
      <text:p text:style-name="P1">Arbre de vie au milieu de la foret yggdrasil (mieux du desert avec vieux hermite immortelle) </text:p>
      <text:p text:style-name="P1"/>
      <text:p text:style-name="P1">luciolos ville </text:p>
      <text:p text:style-name="P1"/>
      <text:p text:style-name="P1">grande plaine avec cailloux ( <text:a xlink:type="simple" xlink:href="http://www.s2pmag.ch/wordpress/wp-content/uploads/2011/09/pic_xenoblade_01.png">http://www.s2pmag.ch/wordpress/wp-content/uploads/2011/09/pic_xenoblade_01.png</text:a> )</text:p>
      <text:p text:style-name="P1"/>
      <text:p text:style-name="P1">un temple crabouiller</text:p>
      <text:p text:style-name="P1"/>
      <text:p text:style-name="P1">Ville en ruine style ancien ville grec en ruine</text:p>
      <text:p text:style-name="P1"/>
      <text:p text:style-name="P1">montagne fallaise hein ta vue </text:p>
      <text:p text:style-name="P1"/>
      <text:p text:style-name="P1">beffroi</text:p>
      <text:p text:style-name="P1"/>
      <text:p text:style-name="P1">maison avec aucune logique ( escalier escher <text:s/><text:a xlink:type="simple" xlink:href="http://bric-a-brac.org/enigmes/images/impossible/relativity.jpg">http://bric-a-brac.org/enigmes/images/impossible/relativity.jpg</text:a> )</text:p>
      <text:p text:style-name="P1"/>
      <text:p text:style-name="P1">zone magnatique, souffre, braise qui vole sisi ta vue. </text:p>
      <text:p text:style-name="P1"/>
      <text:p text:style-name="P1">Ville dormante que l'on reveille </text:p>
      <text:p text:style-name="P1"/>
      <text:p text:style-name="P1">zone qui se dépixelise</text:p>
      <text:p text:style-name="P1"/>
      <text:p text:style-name="P1">ville qui a bloquer le temps </text:p>
      <text:p text:style-name="P1"/>
      <text:p text:style-name="P1">monde de glace</text:p>
      <text:p text:style-name="P1"/>
      <text:p text:style-name="P1">monde de flote ( rapture lol &lt;3 )</text:p>
      <text:p text:style-name="P1"/>
      <text:p text:style-name="P1">monde de biere ( rapture lol &lt;3 )</text:p>
      <text:p text:style-name="P1"/>
      <text:p text:style-name="P1"><text:soft-page-break/>laboratoire gloque</text:p>
      <text:p text:style-name="P1"/>
      <text:p text:style-name="P1">bisounours canibaux</text:p>
      <text:p text:style-name="P1"/>
      <text:p text:style-name="P1">THE Village</text:p>
      <text:p text:style-name="P1"/>
      <text:p text:style-name="P1"/>
      <text:p text:style-name="P1">theatre - scene de black buttler</text:p>
      <text:p text:style-name="P1"/>
      <text:p text:style-name="P1"/>
      <text:p text:style-name="P1"/>
      <text:p text:style-name="P1"/>
      <text:p text:style-name="P1"/>
      <text:p text:style-name="P1"><text:s/>Les idées poles développements actuelle a voter !</text:p>
      <text:p text:style-name="P1"/>
      <text:p text:style-name="P1">Le point le plus marrant (.) ← sa fait un sein</text:p>
      <text:p text:style-name="P1">chose a définir en général avec notre accord :</text:p>
      <text:p text:style-name="P1"/>
      <text:p text:style-name="P1">histoire de temporalité dans le scénario → </text:p>
      <text:p text:style-name="P1"/>
      <text:p text:style-name="P1">temporalité du scénario dans le jeu !</text:p>
      <text:p text:style-name="P1"/>
      <text:p text:style-name="P1">Compliquer</text:p>
      <text:p text:style-name="P1"/>
      <text:p text:style-name="P1">monstre non évitable ? OK</text:p>
      <text:p text:style-name="P1"/>
      <text:p text:style-name="P1">déplacement ? Pas de saut (hors ambiance) ( limiter les saut )</text:p>
      <text:p text:style-name="P1"/>
      <text:p text:style-name="P1">Potion ? Non</text:p>
      <text:p text:style-name="P1"/>
      <text:p text:style-name="P1">limitation d'inventaire par casse</text:p>
      <text:p text:style-name="P1"/>
      <text:p text:style-name="P1">a ton besoin de rangement pour objet ( sac, carquoie ….) </text:p>
      <text:p text:style-name="P1"/>
      <text:p text:style-name="P1">La mort 2 choix ( une vie ou rez avec augmentation de la dificulter )</text:p>
      <text:p text:style-name="P1"/>
      <text:p text:style-name="P1">difficulter élever des monstre. Mode de combat a réfléchir </text:p>
      <text:p text:style-name="P1"/>
      <text:p text:style-name="P1">brain storming logo pour les prochaines réunion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4:13:07.36</meta:creation-date>
    <dc:date>2014-10-15T13:13:00.50</dc:date>
    <meta:editing-duration>P2DT17H15M52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2" meta:paragraph-count="43" meta:word-count="290" meta:character-count="1770"/>
  </office:meta>
</office:document-meta>
</file>